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569cm" style:use-optimal-column-width="false"/>
    </style:style>
    <style:style style:name="co2" style:family="table-column">
      <style:table-column-properties style:column-width="2.129cm" style:use-optimal-column-width="false"/>
    </style:style>
    <style:style style:name="co3" style:family="table-column">
      <style:table-column-properties style:column-width="2.12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000080" draw:textarea-vertical-align="middle"/>
      <style:paragraph-properties fo:text-align="center"/>
      <style:text-properties fo:color="#ffffff"/>
    </style:style>
    <style:style style:name="ce2" style:family="table-cell">
      <loext:graphic-properties draw:textarea-vertical-align="middle"/>
      <style:paragraph-properties fo:text-align="center"/>
      <style:text-properties fo:color="#eeeeee"/>
    </style:style>
    <style:style style:name="ce3" style:family="table-cell">
      <loext:graphic-properties draw:textarea-vertical-align="middle"/>
      <style:paragraph-properties fo:text-align="center"/>
      <style:text-properties fo:color="#ffffff"/>
    </style:style>
    <style:style style:name="ce4" style:family="table-cell">
      <loext:graphic-properties draw:fill-color="#0066cc" draw:textarea-vertical-align="middle"/>
      <style:paragraph-properties fo:text-align="center"/>
      <style:text-properties fo:color="#ffffff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47cm" svg:height="7.998cm" svg:x="8.804cm" svg:y="6.223cm">
          <table:table table:template-name="blue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entity</text:p>
              </table:table-cell>
              <table:table-cell table:style-name="ce1">
                <text:p text:style-name="P1">x</text:p>
              </table:table-cell>
              <table:table-cell>
                <text:p text:style-name="P2">y1</text:p>
              </table:table-cell>
              <table:table-cell>
                <text:p text:style-name="P2">y2</text:p>
              </table:table-cell>
              <table:table-cell>
                <text:p text:style-name="P2">y3</text:p>
              </table:table-cell>
              <table:table-cell>
                <text:p text:style-name="P2">y4</text:p>
              </table:table-cell>
              <table:table-cell>
                <text:p text:style-name="P2">y5</text:p>
              </table:table-cell>
              <table:table-cell>
                <text:p text:style-name="P2">y6</text:p>
              </table:table-cell>
            </table:table-row>
            <table:table-row table:style-name="ro1" table:default-cell-style-name="ce3"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40.6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09:27:23.731721226</meta:creation-date>
    <dc:date>2019-08-09T15:41:44.418888618</dc:date>
    <meta:editing-duration>PT4H53M4S</meta:editing-duration>
    <meta:editing-cycles>3</meta:editing-cycles>
    <meta:generator>LibreOffice/5.1.6.2$Linux_X86_64 LibreOffice_project/10m0$Build-2</meta:generator>
    <meta:document-statistic meta:object-count="1"/>
  </office:meta>
</office:document-meta>
</file>